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Faktor</text:p>
          </table:table-cell>
          <table:table-cell office:value-type="float" office:value="2.3">
            <text:p>2,3</text:p>
          </table:table-cell>
          <table:table-cell/>
        </table:table-row>
        <table:table-row table:style-name="ro1">
          <table:table-cell office:value-type="string">
            <text:p>Einmalkos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UG gründen</text:p>
          </table:table-cell>
          <table:table-cell office:value-type="float" office:value="1500">
            <text:p>15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EEE</text:p>
          </table:table-cell>
          <table:table-cell office:value-type="float" office:value="1500">
            <text:p>15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E</text:p>
          </table:table-cell>
          <table:table-cell office:value-type="float" office:value="1500">
            <text:p>15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erpackVerord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mensrecht</text:p>
          </table:table-cell>
          <table:table-cell office:value-type="float" office:value="350">
            <text:p>3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GB</text:p>
          </table:table-cell>
          <table:table-cell office:value-type="float" office:value="350">
            <text:p>3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erbung</text:p>
          </table:table-cell>
          <table:table-cell office:value-type="float" office:value="800">
            <text:p>8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ebsite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5:.C12])" office:value-type="float" office:value="6179">
            <text:p>617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ur Lader</text:p>
          </table:table-cell>
          <table:table-cell office:value-type="string">
            <text:p>Nur Display</text:p>
          </table:table-cell>
          <table:table-cell office:value-type="string">
            <text:p>Komb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häus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rnell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[.C17]+[.D17]"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z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formula="of:=[.C18]+[.D18]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cker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latine</text:p>
          </table:table-cell>
          <table:table-cell table:number-columns-repeated="2" office:value-type="float" office:value="2.5">
            <text:p>2,5</text:p>
          </table:table-cell>
          <table:table-cell table:formula="of:=[.C20]+[.D2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rtigung</text:p>
          </table:table-cell>
          <table:table-cell table:formula="of:=SUM([.C17:.C20])" office:value-type="float" office:value="30.5">
            <text:p>30,5</text:p>
          </table:table-cell>
          <table:table-cell table:formula="of:=SUM([.D17:.D20])" office:value-type="float" office:value="10">
            <text:p>10</text:p>
          </table:table-cell>
          <table:table-cell table:formula="of:=SUM([.E17:.E20])" office:value-type="float" office:value="39.5">
            <text:p>39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lie</text:p>
          </table:table-cell>
          <table:table-cell/>
          <table:table-cell office:value-type="float" office:value="2">
            <text:p>2</text:p>
          </table:table-cell>
          <table:table-cell table:formula="of:=[.C22]+[.D22]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splay</text:p>
          </table:table-cell>
          <table:table-cell/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K</text:p>
          </table:table-cell>
          <table:table-cell table:number-columns-repeated="3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K</text:p>
          </table:table-cell>
          <table:table-cell table:formula="of:=SUM([.C16:.C25])" office:value-type="float" office:value="74">
            <text:p>74</text:p>
          </table:table-cell>
          <table:table-cell table:formula="of:=SUM([.D16:.D25])" office:value-type="float" office:value="42">
            <text:p>42</text:p>
          </table:table-cell>
          <table:table-cell table:formula="of:=SUM([.E16:.E25])" office:value-type="float" office:value="103">
            <text:p>1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K</text:p>
          </table:table-cell>
          <table:table-cell table:style-name="ce1" table:formula="of:=[.C26]*[.$G$2]" office:value-type="float" office:value="170.2">
            <text:p>170,2</text:p>
          </table:table-cell>
          <table:table-cell table:style-name="ce1" table:formula="of:=[.D26]*[.$G$2]" office:value-type="float" office:value="96.6">
            <text:p>96,6</text:p>
          </table:table-cell>
          <table:table-cell table:style-name="ce1" table:formula="of:=[.E26]*[.$G$2]" office:value-type="float" office:value="236.9">
            <text:p>236,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ngenommene Stück</text:p>
          </table:table-cell>
          <table:table-cell table:style-name="ce2"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formula="of:=SUM([.C29:.E29])" office:value-type="float" office:value="120">
            <text:p>12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Kosten:</text:p>
          </table:table-cell>
          <table:table-cell table:formula="of:=[.$C$29]*[.C26]" office:value-type="float" office:value="3700">
            <text:p>3700</text:p>
          </table:table-cell>
          <table:table-cell table:formula="of:=[.$D$29]*[.D26]" office:value-type="float" office:value="840">
            <text:p>840</text:p>
          </table:table-cell>
          <table:table-cell table:formula="of:=[.$E$29:.E29]*[.E26]" office:value-type="float" office:value="5150">
            <text:p>5150</text:p>
          </table:table-cell>
          <table:table-cell/>
          <table:table-cell table:formula="of:=SUM([.C32:.E32])" office:value-type="float" office:value="9690">
            <text:p>9690</text:p>
          </table:table-cell>
          <table:table-cell table:formula="of:=[.G32]+[.C13]" office:value-type="float" office:value="15869">
            <text:p>15869</text:p>
          </table:table-cell>
        </table:table-row>
        <table:table-row table:style-name="ro1">
          <table:table-cell/>
          <table:table-cell office:value-type="string">
            <text:p>Erlös:</text:p>
          </table:table-cell>
          <table:table-cell table:formula="of:=[.$C$29]*[.C27]" office:value-type="float" office:value="8510">
            <text:p>8510</text:p>
          </table:table-cell>
          <table:table-cell table:formula="of:=[.$D$29]*[.D27]" office:value-type="float" office:value="1932">
            <text:p>1932</text:p>
          </table:table-cell>
          <table:table-cell table:formula="of:=[.$E$29:.E29]*[.E27]" office:value-type="float" office:value="11845">
            <text:p>11845</text:p>
          </table:table-cell>
          <table:table-cell table:number-columns-repeated="2"/>
          <table:table-cell table:formula="of:=SUM([.C33:.E33])" office:value-type="float" office:value="22287">
            <text:p>22287</text:p>
          </table:table-cell>
        </table:table-row>
        <table:table-row table:style-name="ro1">
          <table:table-cell table:number-columns-repeated="6"/>
          <table:table-cell office:value-type="string">
            <text:p>Reingewinn</text:p>
          </table:table-cell>
          <table:table-cell table:formula="of:=[.H33]-[.H32]" office:value-type="float" office:value="6418">
            <text:p>64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Rendite</text:p>
          </table:table-cell>
          <table:table-cell table:style-name="ce3" table:formula="of:=[.H34]/[.H32]" office:value-type="percentage" office:value="0.404436322389565">
            <text:p>40,44%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.04.2010</text:date>, <text:time>23:13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an Huslik</meta:initial-creator>
    <meta:creation-date>2010-04-11T01:29:37.39</meta:creation-date>
    <dc:date>2010-04-14T23:13:15.78</dc:date>
    <dc:creator>Fabian Huslik</dc:creator>
    <meta:editing-duration>PT02H27M11S</meta:editing-duration>
    <meta:editing-cycles>6</meta:editing-cycles>
    <meta:generator>OpenOffice.org/3.2$Win32 OpenOffice.org_project/320m12$Build-9483</meta:generator>
    <meta:document-statistic meta:table-count="3" meta:cell-count="86" meta:object-count="0"/>
  </office:meta>
</office:document-meta>
</file>